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469800003010FBC80327.svm"/>
  <manifest:file-entry manifest:media-type="" manifest:full-path="Pictures/2000000700004BC300002AB04D8BF257.svm"/>
  <manifest:file-entry manifest:media-type="" manifest:full-path="Pictures/200000070000630400003FC6E2FCA119.svm"/>
  <manifest:file-entry manifest:media-type="" manifest:full-path="Pictures/200000070000561900003DEA954F722E.svm"/>
  <manifest:file-entry manifest:media-type="" manifest:full-path="Pictures/2000000700004D350000277C2CA18CD3.svm"/>
  <manifest:file-entry manifest:media-type="" manifest:full-path="Pictures/200000070000140E000026F82773CA47.svm"/>
  <manifest:file-entry manifest:media-type="" manifest:full-path="Pictures/20000007000077E50000504FB6AAB99D.svm"/>
  <manifest:file-entry manifest:media-type="" manifest:full-path="Pictures/200000070000629A000044387990F747.svm"/>
  <manifest:file-entry manifest:media-type="" manifest:full-path="Pictures/200000070000491300003E6E2EF0B616.svm"/>
  <manifest:file-entry manifest:media-type="" manifest:full-path="Pictures/20000007000046CD0000302BDD0B9E37.svm"/>
  <manifest:file-entry manifest:media-type="" manifest:full-path="Pictures/2000000700003E1E00003781AA8672A1.svm"/>
  <manifest:file-entry manifest:media-type="" manifest:full-path="Pictures/20000007000014AD000027620E8E8589.svm"/>
  <manifest:file-entry manifest:media-type="" manifest:full-path="Pictures/2000000700004B7400001728B1FECA2E.svm"/>
  <manifest:file-entry manifest:media-type="" manifest:full-path="Pictures/200000070000149200002797CE968B08.svm"/>
  <manifest:file-entry manifest:media-type="" manifest:full-path="Pictures/200000070000784F0000501AC696081C.svm"/>
  <manifest:file-entry manifest:media-type="" manifest:full-path="Pictures/2000000700001AFB000007233F0546FB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 Semibold" svg:font-family="'Segoe UI Semibold'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style:text-autospace="none"/>
      <style:text-properties fo:language="ru" fo:country="RU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text-properties fo:color="#333333" style:font-name="Consolas" fo:font-size="12pt" style:font-size-asian="12pt" style:font-size-complex="12pt"/>
    </style:style>
    <style:style style:name="P6" style:family="paragraph" style:parent-style-name="Standard">
      <style:text-properties fo:color="#2b91af" style:font-name="Consolas1" fo:font-size="12pt" style:font-name-asian="Consolas1" style:font-size-asian="12pt" style:font-name-complex="Consolas1" style:font-size-complex="12pt"/>
    </style:style>
    <style:style style:name="P7" style:family="paragraph" style:parent-style-name="Standard">
      <style:paragraph-properties style:text-autospace="none"/>
      <style:text-properties fo:color="#2b91af" style:font-name="Consolas1" fo:font-size="12pt" fo:language="ru" fo:country="RU" style:font-name-asian="Consolas1" style:font-size-asian="12pt" style:font-name-complex="Consolas1" style:font-size-complex="12pt"/>
    </style:style>
    <style:style style:name="P8" style:family="paragraph" style:parent-style-name="Standard">
      <style:text-properties fo:color="#000000" style:font-name="Consolas" fo:font-size="12pt" fo:language="ru" fo:country="RU" style:font-size-asian="12pt" style:font-size-complex="12pt"/>
    </style:style>
    <style:style style:name="P9" style:family="paragraph" style:parent-style-name="Standard"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0" style:family="paragraph" style:parent-style-name="Standard">
      <style:paragraph-properties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1" style:family="paragraph" style:parent-style-name="Standard">
      <style:paragraph-properties style:text-autospace="none"/>
      <style:text-properties fo:color="#000000" style:font-name="Consolas1" fo:font-size="12pt" style:font-size-asian="12pt" style:font-size-complex="12pt"/>
    </style:style>
    <style:style style:name="P12" style:family="paragraph" style:parent-style-name="Standard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13" style:family="paragraph" style:parent-style-name="Standard">
      <style:paragraph-properties style:text-autospace="none"/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14" style:family="paragraph" style:parent-style-name="Standard">
      <style:paragraph-properties style:text-autospace="none"/>
      <style:text-properties fo:color="#000000" style:font-name="Consolas1" fo:font-size="12pt" fo:language="ru" fo:country="RU" fo:background-color="transparent" style:font-name-asian="Consolas1" style:font-size-asian="12pt" style:font-name-complex="Consolas1" style:font-size-complex="12pt"/>
    </style:style>
    <style:style style:name="P15" style:family="paragraph" style:parent-style-name="Standard">
      <style:text-properties fo:color="#000000" style:font-name="Consolas1" fo:font-size="12pt" fo:language="ru" fo:country="RU" style:text-underline-style="solid" style:text-underline-width="auto" style:text-underline-color="font-color" style:font-name-asian="Consolas1" style:font-size-asian="12pt" style:font-name-complex="Consolas1" style:font-size-complex="12pt"/>
    </style:style>
    <style:style style:name="P16" style:family="paragraph" style:parent-style-name="Standard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17" style:family="paragraph" style:parent-style-name="Standard">
      <style:paragraph-properties style:text-autospace="none"/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18" style:family="paragraph" style:parent-style-name="Standard">
      <style:text-properties fo:color="#000000" style:font-name="Consolas1" fo:font-size="16pt" fo:language="ru" fo:country="RU" style:font-name-asian="Consolas1" style:font-size-asian="16pt" style:font-name-complex="Consolas1" style:font-size-complex="16pt"/>
    </style:style>
    <style:style style:name="P19" style:family="paragraph" style:parent-style-name="Standard">
      <style:text-properties fo:color="#000000" style:font-name="Consolas1" fo:font-size="16pt" style:font-name-asian="Consolas1" style:font-size-asian="16pt" style:font-name-complex="Consolas1" style:font-size-complex="16pt"/>
    </style:style>
    <style:style style:name="P20" style:family="paragraph" style:parent-style-name="Standard">
      <style:paragraph-properties style:text-autospace="none"/>
      <style:text-properties fo:font-size="16pt" fo:language="ru" fo:country="RU" style:font-size-asian="16pt" style:font-size-complex="16pt"/>
    </style:style>
    <style:style style:name="P21" style:family="paragraph" style:parent-style-name="Standard">
      <style:paragraph-properties style:text-autospace="none"/>
      <style:text-properties fo:color="#ff0000" style:font-name="Consolas1" fo:font-size="12pt" fo:language="ru" fo:country="RU" style:font-name-asian="Consolas1" style:font-size-asian="12pt" style:font-name-complex="Consolas1" style:font-size-complex="12pt"/>
    </style:style>
    <style:style style:name="P22" style:family="paragraph" style:parent-style-name="Standard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23" style:family="paragraph" style:parent-style-name="Standard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24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onsolas1" style:font-name-complex="Consolas1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font-name-asian="Consolas1" style:font-name-complex="Consolas1"/>
    </style:style>
    <style:style style:name="T5" style:family="text">
      <style:text-properties fo:color="#2b91af"/>
    </style:style>
    <style:style style:name="T6" style:family="text">
      <style:text-properties fo:color="#2b91af" style:font-name="Consolas1" fo:font-size="12pt" style:font-name-asian="Consolas1" style:font-size-asian="12pt" style:font-name-complex="Consolas1" style:font-size-complex="12pt"/>
    </style:style>
    <style:style style:name="T7" style:family="text">
      <style:text-properties fo:color="#2b91af" style:font-name="Consolas1" fo:font-size="12pt" fo:language="en" fo:country="US" style:font-name-asian="Consolas1" style:font-size-asian="12pt" style:font-name-complex="Consolas1" style:font-size-complex="12pt"/>
    </style:style>
    <style:style style:name="T8" style:family="text">
      <style:text-properties fo:color="#2b91af" style:font-name="Consolas1" fo:font-size="12pt" fo:language="ru" fo:country="RU" style:font-name-asian="Consolas1" style:font-size-asian="12pt" style:font-name-complex="Consolas1" style:font-size-complex="12pt"/>
    </style:style>
    <style:style style:name="T9" style:family="text">
      <style:text-properties fo:color="#2b91af" style:font-name="Consolas1" style:font-name-asian="Consolas1" style:font-name-complex="Consolas1"/>
    </style:style>
    <style:style style:name="T10" style:family="text">
      <style:text-properties fo:color="#2b91af" fo:language="ru" fo:country="RU"/>
    </style:style>
    <style:style style:name="T11" style:family="text">
      <style:text-properties fo:color="#2b91af" fo:language="ru" fo:country="RU" style:font-name-asian="Consolas1" style:font-name-complex="Consolas1"/>
    </style:style>
    <style:style style:name="T12" style:family="text">
      <style:text-properties fo:color="#2b91af" fo:language="en" fo:country="US"/>
    </style:style>
    <style:style style:name="T13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T15" style:family="text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T16" style:family="text">
      <style:text-properties fo:color="#000000" style:font-name="Consolas1" style:font-name-asian="Consolas1" style:font-name-complex="Consolas1"/>
    </style:style>
    <style:style style:name="T17" style:family="text">
      <style:text-properties fo:color="#000000" style:font-name="Consolas1" fo:language="en" fo:country="US" style:font-name-asian="Consolas1" style:font-name-complex="Consolas1"/>
    </style:style>
    <style:style style:name="T18" style:family="text">
      <style:text-properties fo:color="#000000" fo:language="ru" fo:country="RU"/>
    </style:style>
    <style:style style:name="T19" style:family="text">
      <style:text-properties fo:color="#000000" fo:language="en" fo:country="US"/>
    </style:style>
    <style:style style:name="T20" style:family="text">
      <style:text-properties fo:color="#a31515" fo:language="ru" fo:country="RU"/>
    </style:style>
    <style:style style:name="T21" style:family="text">
      <style:text-properties fo:color="#a31515" fo:language="ru" fo:country="RU" style:font-name-asian="Consolas1" style:font-name-complex="Consolas1"/>
    </style:style>
    <style:style style:name="T22" style:family="text">
      <style:text-properties fo:color="#a31515" style:font-name="Consolas1" fo:font-size="12pt" style:font-name-asian="Consolas1" style:font-size-asian="12pt" style:font-name-complex="Consolas1" style:font-size-complex="12pt"/>
    </style:style>
    <style:style style:name="T23" style:family="text">
      <style:text-properties fo:color="#a31515" style:font-name="Consolas1" style:font-name-asian="Consolas1" style:font-name-complex="Consolas1"/>
    </style:style>
    <style:style style:name="T24" style:family="text">
      <style:text-properties fo:color="#0000ff"/>
    </style:style>
    <style:style style:name="T25" style:family="text">
      <style:text-properties fo:color="#0000ff" style:font-name="Consolas1" fo:font-size="12pt" style:font-name-asian="Consolas1" style:font-size-asian="12pt" style:font-name-complex="Consolas1" style:font-size-complex="12pt"/>
    </style:style>
    <style:style style:name="T26" style:family="text">
      <style:text-properties fo:color="#0000ff" fo:language="ru" fo:country="RU" style:font-name-asian="Consolas1" style:font-name-complex="Consolas1"/>
    </style:style>
    <style:style style:name="T27" style:family="text">
      <style:text-properties fo:color="#008000" style:font-name="Consolas1" fo:font-size="12pt" style:font-name-asian="Consolas1" style:font-size-asian="12pt" style:font-name-complex="Consolas1" style:font-size-complex="12pt"/>
    </style:style>
    <style:style style:name="T28" style:family="text">
      <style:text-properties fo:font-variant="normal" fo:text-transform="none" fo:color="#333333" fo:letter-spacing="normal"/>
    </style:style>
    <style:style style:name="T29" style:family="text">
      <style:text-properties fo:font-variant="normal" fo:text-transform="none" fo:color="#333333" style:font-name="Consolas" fo:font-size="12pt" fo:letter-spacing="normal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333333" style:font-name="Consolas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Consolas2" fo:font-size="12pt" fo:letter-spacing="normal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Segoe UI Semibold" fo:font-size="9pt" fo:letter-spacing="normal" fo:language="ru" fo:country="RU" fo:font-style="normal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5" style:family="text">
      <style:text-properties fo:font-variant="normal" fo:text-transform="none" fo:color="#ff0000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6" style:family="text">
      <style:text-properties fo:font-variant="normal" fo:text-transform="none" fo:color="#0000ff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7" style:family="text">
      <style:text-properties fo:font-variant="normal" fo:text-transform="none" fo:letter-spacing="normal" fo:language="ru" fo:country="RU" fo:font-style="normal" fo:font-weight="normal" style:font-weight-asian="normal" style:font-weight-complex="normal"/>
    </style:style>
    <style:style style:name="T38" style:family="text">
      <style:text-properties fo:color="#ff0000" style:font-name="Consolas1" fo:font-size="12pt" style:font-name-asian="Consolas1" style:font-size-asian="12pt" style:font-name-complex="Consolas1" style:font-size-complex="12pt"/>
    </style:style>
    <style:style style:name="T39" style:family="text">
      <style:text-properties style:font-name="Consolas1" style:font-name-asian="Consolas1" style:font-name-complex="Consolas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9">Предположим у нас несть небольшое </text:span><text:span text:style-name="T31">XafWin </text:span><text:span text:style-name="T29">приложение. Используюшее </text:span><text:span text:style-name="T31">WCF </text:span><text:span text:style-name="T29">сервис для подключения к базе данных. </text:span></text:p>
      <text:p text:style-name="P1"/>
      <text:p text:style-name="P1"><draw:frame draw:style-name="fr1" draw:name="Врезка2" text:anchor-type="paragraph" svg:width="6.9252in" draw:z-index="1"><draw:text-box fo:min-height="4.9791in"><text:p text:style-name="Drawing"><draw:frame draw:style-name="fr2" draw:name="Врезка3" text:anchor-type="paragraph" svg:x="0.0016in" svg:y="0.0008in" svg:width="6.9252in" style:rel-width="100%" svg:height="4.9791in" style:rel-height="scale-min" draw:z-index="2"><draw:text-box><text:p text:style-name="Drawing"><draw:frame draw:style-name="fr5" draw:name="Графический объект1" text:anchor-type="paragraph" svg:x="0.0016in" svg:y="0.0008in" svg:width="6.9252in" style:rel-width="100%" svg:height="4.9791in" style:rel-height="scale" draw:z-index="3"><draw:image xlink:href="Pictures/200000070000561900003DEA954F722E.svm" xlink:type="simple" xlink:show="embed" xlink:actuate="onLoad"/></draw:frame>Рисунок <text:sequence text:ref-name="refDrawing0" text:name="Drawing" text:formula="ooow:Drawing+1" style:num-format="1">1</text:sequence></text:p></draw:text-box></draw:frame></text:p></draw:text-box></draw:frame></text:p>
      <text:p text:style-name="P1">Для начала разместим базу данных и <text:span text:style-name="T1">WCF </text:span>сервис в <text:span text:style-name="T1">Azure.</text:span></text:p>
      <text:p text:style-name="Standard"><text:span text:style-name="T30">Переходим на портал управления </text:span><text:span text:style-name="T31">Azure, </text:span><text:span text:style-name="T30">вкладка </text:span><text:span text:style-name="T31">«SQL Databases» </text:span><text:span text:style-name="T30">нажимаем «</text:span><text:bookmark text:name="sql-none-newdb"/><text:a xlink:type="simple" xlink:href="javascript:%20void(0)"><text:span text:style-name="T33">CREATE A SQL DATABASE</text:span></text:a><text:span text:style-name="T30">». В появившемся окне (Рисунок 2) указываем название базы данных, максимальный размер и выбираем сервер расположения. В данном случае нет уже созданных серверов, поэтому выбираем</text:span><text:span text:style-name="T31"> “New SQL Data Serve” </text:span><text:span text:style-name="T30">и жмём далее.</text:span></text:p>
      <text:p text:style-name="Standard"><draw:frame draw:style-name="fr3" draw:name="Врезка1" text:anchor-type="paragraph" svg:x="0in" svg:y="-0.0646in" svg:width="6.9252in" draw:z-index="0"><draw:text-box fo:min-height="4.6102in"><text:p text:style-name="Illustration"><draw:frame draw:style-name="fr2" draw:name="Врезка4" text:anchor-type="paragraph" svg:x="0.0016in" svg:y="0.0008in" svg:width="6.9252in" style:rel-width="100%" svg:height="4.6102in" style:rel-height="scale-min" draw:z-index="4"><draw:text-box><text:p text:style-name="Drawing"><draw:frame draw:style-name="fr5" draw:name="Графический объект2" text:anchor-type="paragraph" svg:x="0.0016in" svg:y="0.0008in" svg:width="6.9252in" style:rel-width="100%" svg:height="4.6102in" style:rel-height="scale" draw:z-index="5"><draw:image xlink:href="Pictures/200000070000784F0000501AC696081C.svm" xlink:type="simple" xlink:show="embed" xlink:actuate="onLoad"/></draw:frame>Рисунок <text:sequence text:ref-name="refDrawing1" text:name="Drawing" text:formula="ooow:Drawing+1" style:num-format="1">2</text:sequence></text:p></draw:text-box></draw:frame></text:p></draw:text-box></draw:frame><text:soft-page-break/><text:span text:style-name="T30">На следующем этапе нам предлагается указать </text:span><text:span text:style-name="T31">Login </text:span><text:span text:style-name="T30">администратора для </text:span><text:span text:style-name="T31">SQL </text:span><text:span text:style-name="T30">сервера и его физическое расположение.</text:span></text:p>
      <text:p text:style-name="P1">После этого нам необходимо создать таблицы в базе данных и заполнить её данными. В данном примере предоставлен файл Azure_XAF_AuthenticationDemoDB.sql <text:s/>входящий в проект DBCreator, в котором находится скрипт для создания таблиц в базе. А проект <text:s/>DBCreator создаст необходимые данные для небольшой демонстрации работы.</text:p>
      <text:p text:style-name="P1"/>
      <text:p text:style-name="P2"><text:span text:style-name="T29">Итак, начнём с создания таблиц в базе данных. Для этого На странице управления </text:span><text:span text:style-name="T31">Azure </text:span><text:span text:style-name="T29">перейдём на только что созданную нами базу данных нажимаем </text:span><text:span text:style-name="T31">«Manage» (</text:span><text:span text:style-name="T29">Рисунок 3).</text:span></text:p>
      <text:p text:style-name="P1"/>
      <text:p text:style-name="P2"><draw:frame draw:style-name="fr4" draw:name="Врезка5" text:anchor-type="paragraph" svg:width="6.9252in" draw:z-index="6"><draw:text-box fo:min-height="4.6382in"><text:p text:style-name="Drawing"><draw:frame draw:style-name="fr5" draw:name="Графический объект3" text:anchor-type="paragraph" svg:x="0.0016in" svg:y="0.0008in" svg:width="6.9252in" style:rel-width="100%" svg:height="4.6382in" style:rel-height="scale" draw:z-index="7"><draw:image xlink:href="Pictures/20000007000077E50000504FB6AAB99D.svm" xlink:type="simple" xlink:show="embed" xlink:actuate="onLoad"/></draw:frame>Рисунок <text:sequence text:ref-name="refDrawing2" text:name="Drawing" text:formula="ooow:Drawing+1" style:num-format="1">3</text:sequence></text:p></draw:text-box></draw:frame><text:soft-page-break/><text:span text:style-name="T29">В появившеся окне выбираем открыть сушествуюший </text:span><text:span text:style-name="T31">SQL </text:span><text:span text:style-name="T29">запрос, в появившемся окне указываем путь к Azure_XAF_AuthenticationDemoDB.sql и нажимаем выполнить.</text:span></text:p>
      <text:p text:style-name="P2"><draw:frame draw:style-name="fr9" draw:name="graphics1" text:anchor-type="paragraph" svg:width="6.9252in" svg:height="3.5417in" draw:z-index="19"><draw:image xlink:href="Pictures/2000000700004D350000277C2CA18CD3.svm" xlink:type="simple" xlink:show="embed" xlink:actuate="onLoad"/></draw:frame><text:span text:style-name="T29"/></text:p>
      <text:p text:style-name="P1"><text:soft-page-break/></text:p>
      <text:p text:style-name="P1">Теперь создадим необходимые данные для илюстрации работы приложения.</text:p>
      <text:p text:style-name="P2"><text:span text:style-name="T29">В данном примере для этого можно использовать проект DBCreator. Нам лиш нужно указать </text:span><text:span text:style-name="T31">connectionString </text:span><text:span text:style-name="T29">к только что созданной базе и запустить его.</text:span></text:p>
      <text:p text:style-name="P1"/>
      <text:p text:style-name="P2"><text:span text:style-name="T29">1 Кописуем имя сервера, из поля </text:span><text:span text:style-name="T31">«SERVER NAME» </text:span><text:span text:style-name="T29">и вставляем его в <text:s/></text:span><text:span text:style-name="T31">connectionString, </text:span><text:span text:style-name="T29">у нас должно получиться примерно следуюшее:</text:span></text:p>
      <text:p text:style-name="P1"/>
      <text:p text:style-name="P2"><text:span text:style-name="T35">connectionString</text:span><text:span text:style-name="T36">=</text:span><text:span text:style-name="T34">"</text:span><text:span text:style-name="T36">User ID=test;Password=***********;Pooling=false;Data Source=ubchvuzz06.database.windows.net;Initial Catalog=TestDB</text:span><text:span text:style-name="T34">"</text:span></text:p>
      <text:p text:style-name="P2"><text:span text:style-name="T29">Выставляем получившейся </text:span><text:span text:style-name="T35">connectionString</text:span><text:span text:style-name="T29"> в проекте DBCreator и запускаем его.</text:span></text:p>
      <text:p text:style-name="P1"><draw:frame draw:style-name="fr6" draw:name="Графический объект4" text:anchor-type="paragraph" svg:width="2.7193in" svg:height="0.7193in" draw:z-index="8"><draw:image xlink:href="Pictures/2000000700001AFB000007233F0546FB.svm" xlink:type="simple" xlink:show="embed" xlink:actuate="onLoad"/></draw:frame></text:p>
      <text:p text:style-name="P2"><text:span text:style-name="T29">Данный </text:span><text:span text:style-name="T31"><text:s/>connectionString </text:span><text:span text:style-name="T29">также нужно указать в нашем </text:span><text:span text:style-name="T31">WCF </text:span><text:span text:style-name="T29">сервисе.</text:span></text:p>
      <text:p text:style-name="P2"><text:span text:style-name="T29">Для пушей уверенности в том что мы всё сделали правильно, можно указать уже сейчас без разворачивания сервисов в </text:span><text:span text:style-name="T31">Azure, </text:span><text:span text:style-name="T29">и проверить что свясь с базой есть, данный залиты.</text:span></text:p>
      <text:p text:style-name="P1"/>
      <text:p text:style-name="P2"><text:span text:style-name="T29">В базе было создано 3 юзера. </text:span>Это Admin, и 2 обычных пользователя с ограниченными правами, это <text:span text:style-name="T22">Sam</text:span> и <text:span text:style-name="T22">John</text:span>. Пароли везде пустые.</text:p>
      <text:p text:style-name="P1">Пользователи <text:span text:style-name="T23">Sam</text:span> и <text:span text:style-name="T23">John</text:span>. Могут просматривать все записи <text:span text:style-name="T1">(Contacts)</text:span> но редактировать могут только записи асоциированные с<text:span text:style-name="T1"> </text:span>ними. Это соответственно <text:span text:style-name="T1">Contact </text:span>с именем <text:span text:style-name="T1">«Sam» and “John”. </text:span>Т<text:span text:style-name="T1">акже в контакте с названием «Advanced User” о</text:span>ни могут видеть<text:span text:style-name="T1"> </text:span>только<text:span text:style-name="T1"> Photo(по </text:span>умолчанию<text:span text:style-name="T1"> пустое) и</text:span> <text:span text:style-name="T1">FirstName, с</text:span>войства <text:span text:style-name="T1">LastName и Email </text:span>закрыты для просмотра.</text:p>
      <text:p text:style-name="P1"/>
      <text:p text:style-name="P1">Создание <text:span text:style-name="T1">WCF </text:span>сервиса.</text:p>
      <text:p text:style-name="P1"/>
      <text:p text:style-name="P1">Теперь создадим <text:span text:style-name="T1">WCF </text:span>сервис и разместим его в <text:span text:style-name="T1">AZURE. </text:span>После чего можно будет запустить наш <text:span text:style-name="T1">XafWin </text:span>клиент с подключением к данному сервису.</text:p>
      <text:p text:style-name="P1">(В данном прмере проект сервиса называется ClientServer_Wcf_CustomAuth.Service)</text:p>
      <text:p text:style-name="P1"/>
      <text:p text:style-name="P1">1 Создаём «<text:span text:style-name="T1">Empty</text:span> <text:span text:style-name="T1">Web Application</text:span>». Назовём ClientServer_Wcf_CustomAuth.Service</text:p>
      <text:p text:style-name="P1"><draw:frame draw:style-name="fr7" draw:name="Графический объект5" text:anchor-type="paragraph" svg:width="6.9252in" svg:height="4.7909in" draw:z-index="9"><draw:image xlink:href="Pictures/200000070000629A000044387990F747.svm" xlink:type="simple" xlink:show="embed" xlink:actuate="onLoad"/></draw:frame><text:soft-page-break/>Добавим <text:span text:style-name="T1">WCF service. Н</text:span>азовём его CustomWcfSecuredDataServer.</text:p>
      <text:p text:style-name="P1">При этом будет созданно CustomWcfSecuredDataServer.<text:span text:style-name="T1">svc </text:span>и IcustomWcfSecuredDataServer.cs</text:p>
      <text:p text:style-name="P1">Файл с интерфейсом нам не нужен, удаляем его.</text:p>
      <text:p text:style-name="P5"><text:span text:style-name="T37">Указываем базовам классом для <text:s/>CustomWcfSecuredDataServer класс </text:span><text:span text:style-name="T9">WcfSecuredDataServer.<text:tab/></text:span></text:p>
      <text:p text:style-name="P12">Получиться должно так.</text:p>
      <text:p text:style-name="P8"><text:span text:style-name="T39"><text:s text:c="4"/>[</text:span><text:span text:style-name="T9">AspNetCompatibilityRequirements</text:span><text:span text:style-name="T39">(RequirementsMode = </text:span><text:span text:style-name="T9">AspNetCompatibilityRequirementsMode</text:span><text:span text:style-name="T39">.Allowed)]</text:span></text:p>
      <text:p text:style-name="P4"><text:span text:style-name="T13"><text:s text:c="4"/></text:span><text:span text:style-name="T25">public</text:span><text:span text:style-name="T13"> </text:span><text:span text:style-name="T25">class</text:span><text:span text:style-name="T13"> </text:span><text:span text:style-name="T6">CustomWcfSecuredDataServer</text:span><text:span text:style-name="T13"> : </text:span><text:span text:style-name="T6">WcfSecuredDataServer</text:span><text:span text:style-name="T13"> {</text:span></text:p>
      <text:p text:style-name="P4"><text:span text:style-name="T13"><text:s text:c="8"/></text:span><text:span text:style-name="T25">private</text:span><text:span text:style-name="T13"> </text:span><text:span text:style-name="T25">static</text:span><text:span text:style-name="T13"> </text:span><text:span text:style-name="T6">SecuredDataServer</text:span><text:span text:style-name="T13"> securedDataServer;</text:span></text:p>
      <text:p text:style-name="P4"><text:span text:style-name="T13"><text:s text:c="8"/></text:span><text:span text:style-name="T25">public</text:span><text:span text:style-name="T13"> </text:span><text:span text:style-name="T25">static</text:span><text:span text:style-name="T13"> </text:span><text:span text:style-name="T25">void</text:span><text:span text:style-name="T13"> SetSecuredDataServer(</text:span><text:span text:style-name="T6">SecuredDataServer</text:span><text:span text:style-name="T13"> dataServer) {</text:span></text:p>
      <text:p text:style-name="P10"><text:s text:c="12"/>securedDataServer = dataServer;</text:p>
      <text:p text:style-name="P10"><text:s text:c="8"/>}</text:p>
      <text:p text:style-name="P4"><text:span text:style-name="T13"><text:s text:c="8"/></text:span><text:span text:style-name="T25">public</text:span><text:span text:style-name="T13"> CustomWcfSecuredDataServer() : </text:span><text:span text:style-name="T25">base</text:span><text:span text:style-name="T13">(securedDataServer) { }</text:span></text:p>
      <text:p text:style-name="P10"><text:s text:c="4"/>}</text:p>
      <text:p text:style-name="P11"><text:span text:style-name="T4">Добавляем файл Global. Настраиваем в нём </text:span><text:span text:style-name="T2">Security </text:span><text:span text:style-name="T4">на Application_Start.</text:span></text:p>
      <text:p text:style-name="P13"/>
      <text:p text:style-name="P11"><text:span text:style-name="T4"><text:s text:c="8"/></text:span><text:span text:style-name="T26">protected</text:span><text:span text:style-name="T4"> </text:span><text:span text:style-name="T26">void</text:span><text:span text:style-name="T4"> Application_Start(</text:span><text:span text:style-name="T26">object</text:span><text:span text:style-name="T4"> sender, </text:span><text:span text:style-name="T11">EventArgs</text:span><text:span text:style-name="T4"> e) {</text:span></text:p>
      <text:p text:style-name="P4"><text:span text:style-name="T13"><text:s text:c="12"/>ConnectionString = </text:span><text:span text:style-name="T6">ConfigurationManager</text:span><text:span text:style-name="T13">.ConnectionStrings[</text:span><text:span text:style-name="T22">"AzureApplicationServices"</text:span><text:span text:style-name="T13">].ConnectionString;</text:span></text:p>
      <text:p text:style-name="P4"><text:soft-page-break/><text:span text:style-name="T13"><text:s text:c="12"/></text:span><text:span text:style-name="T6">CustomAuthenticationServiceHelper</text:span><text:span text:style-name="T13"> customAuthenticationServiceHelper = </text:span><text:span text:style-name="T25">new</text:span><text:span text:style-name="T13"> </text:span><text:span text:style-name="T6">CustomAuthenticationServiceHelper</text:span><text:span text:style-name="T13">();</text:span></text:p>
      <text:p text:style-name="P4"><text:span text:style-name="T13"><text:s text:c="12"/></text:span><text:span text:style-name="T6">QueryRequestSecurityStrategyHandler</text:span><text:span text:style-name="T13"> securityProviderHandler = </text:span><text:span text:style-name="T25">delegate</text:span><text:span text:style-name="T13">() {</text:span></text:p>
      <text:p text:style-name="P4"><text:span text:style-name="T13"><text:s text:c="16"/></text:span><text:span text:style-name="T25">return</text:span><text:span text:style-name="T13"> </text:span><text:span text:style-name="T25">new</text:span><text:span text:style-name="T13"> </text:span><text:span text:style-name="T6">SecurityStrategyComplex</text:span><text:span text:style-name="T13">(</text:span><text:span text:style-name="T25">typeof</text:span><text:span text:style-name="T13">(</text:span><text:span text:style-name="T6">SecuritySystemUser</text:span><text:span text:style-name="T13">), </text:span><text:span text:style-name="T25">typeof</text:span><text:span text:style-name="T13">(</text:span><text:span text:style-name="T6">SecuritySystemRole</text:span><text:span text:style-name="T13">), </text:span><text:span text:style-name="T25">new</text:span><text:span text:style-name="T13"> </text:span><text:span text:style-name="T6">AuthenticationStandard</text:span><text:span text:style-name="T13">());</text:span></text:p>
      <text:p text:style-name="P10"><text:s text:c="12"/>};</text:p>
      <text:p text:style-name="P4"><text:span text:style-name="T13"><text:s text:c="12"/></text:span><text:span text:style-name="T6">SecuredDataServer</text:span><text:span text:style-name="T13"> dataServer = </text:span><text:span text:style-name="T25">new</text:span><text:span text:style-name="T13"> </text:span><text:span text:style-name="T6">SecuredDataServer</text:span><text:span text:style-name="T13">(</text:span></text:p>
      <text:p text:style-name="P10"><text:s text:c="20"/>ConnectionString, customAuthenticationServiceHelper.XPDictionary, securityProviderHandler);</text:p>
      <text:p text:style-name="P4"><text:span text:style-name="T13"><text:s text:c="12"/></text:span><text:span text:style-name="T6">CustomWcfSecuredDataServer</text:span><text:span text:style-name="T13">.SetSecuredDataServer(dataServer);</text:span></text:p>
      <text:p text:style-name="P10"><text:s text:c="8"/>}</text:p>
      <text:p text:style-name="P13"/>
      <text:p text:style-name="P11"><text:span text:style-name="T4">Навтраиваем </text:span><text:span text:style-name="T21">wsHttpBinding</text:span><text:span text:style-name="T4"> в </text:span><text:span text:style-name="T2">Web.config </text:span><text:span text:style-name="T4">на прередачу больших объёмов данных, необходимо для передачи изображений в данном примере.</text:span></text:p>
      <text:p text:style-name="P11"><text:span text:style-name="T26"><text:s text:c="6"/>&lt;</text:span><text:span text:style-name="T21">wsHttpBinding</text:span><text:span text:style-name="T26">&gt;</text:span></text:p>
      <text:p text:style-name="P4"><text:span text:style-name="T25"><text:s text:c="8"/>&lt;</text:span><text:span text:style-name="T22">binding</text:span><text:span text:style-name="T25"> </text:span><text:span text:style-name="T38">maxReceivedMessageSize</text:span><text:span text:style-name="T25">=</text:span><text:span text:style-name="T13">"</text:span><text:span text:style-name="T25">2147483646</text:span><text:span text:style-name="T13">"</text:span><text:span text:style-name="T25">&gt;</text:span></text:p>
      <text:p text:style-name="P4"><text:span text:style-name="T25"><text:s text:c="10"/>&lt;</text:span><text:span text:style-name="T22">readerQuotas</text:span><text:span text:style-name="T25"> </text:span><text:span text:style-name="T38">maxDepth</text:span><text:span text:style-name="T25">=</text:span><text:span text:style-name="T13">"</text:span><text:span text:style-name="T25">32</text:span><text:span text:style-name="T13">"</text:span><text:span text:style-name="T25"> </text:span><text:span text:style-name="T38">maxStringContentLength</text:span><text:span text:style-name="T25">=</text:span><text:span text:style-name="T13">"</text:span><text:span text:style-name="T25">5242880</text:span><text:span text:style-name="T13">"</text:span><text:span text:style-name="T25"> </text:span><text:span text:style-name="T38">maxArrayLength</text:span><text:span text:style-name="T25">=</text:span><text:span text:style-name="T13">"</text:span><text:span text:style-name="T25">2147483646</text:span><text:span text:style-name="T13">"</text:span><text:span text:style-name="T25"> </text:span><text:span text:style-name="T38">maxBytesPerRead</text:span><text:span text:style-name="T25">=</text:span><text:span text:style-name="T13">"</text:span><text:span text:style-name="T25">4096</text:span><text:span text:style-name="T13">"</text:span><text:span text:style-name="T25"> </text:span><text:span text:style-name="T38">maxNameTableCharCount</text:span><text:span text:style-name="T25">=</text:span><text:span text:style-name="T13">"</text:span><text:span text:style-name="T25">5242880</text:span><text:span text:style-name="T13">"</text:span><text:span text:style-name="T25">/&gt;</text:span></text:p>
      <text:p text:style-name="P4"><text:span text:style-name="T25"><text:s text:c="8"/>&lt;/</text:span><text:span text:style-name="T22">binding</text:span><text:span text:style-name="T25">&gt;</text:span></text:p>
      <text:p text:style-name="P4"><text:span text:style-name="T25"><text:s text:c="6"/>&lt;/</text:span><text:span text:style-name="T22">wsHttpBinding</text:span><text:span text:style-name="T25">&gt;</text:span></text:p>
      <text:p text:style-name="P13"/>
      <text:p text:style-name="P13">Более подробно можно посмотреть в проекте ClientServer_Wcf_CustomAuth.Service который входит в данный пример.</text:p>
      <text:p text:style-name="P13"/>
      <text:p text:style-name="P3"><text:span text:style-name="T13">Теперь данный проект можно развернуть в </text:span><text:span text:style-name="T14">Azure. </text:span><text:span text:style-name="T13">Рассмотрим это подробнее.</text:span></text:p>
      <text:p text:style-name="P4"><text:span text:style-name="T15">Выбираем наш <text:s/>ClientServer_Wcf_CustomAuth.Service и в контектсном меню нажимаем </text:span><text:span text:style-name="T14">«Add Windows Azure Cloud Service Project»</text:span></text:p>
      <text:p text:style-name="P13"/>
      <text:p text:style-name="P17"><text:s/></text:p>
      <text:p text:style-name="P3"><draw:frame draw:style-name="fr8" draw:name="Графический объект6" text:anchor-type="paragraph" svg:width="6.9252in" svg:height="5.9161in" draw:z-index="10"><draw:image xlink:href="Pictures/200000070000491300003E6E2EF0B616.svm" xlink:type="simple" xlink:show="embed" xlink:actuate="onLoad"/></draw:frame><text:soft-page-break/><text:span text:style-name="T13">Будет создан <text:s/>ClientServer_Wcf_CustomAuth.Service.</text:span><text:span text:style-name="T14">Azure </text:span><text:span text:style-name="T13">проект.</text:span></text:p>
      <text:p text:style-name="P3"><text:span text:style-name="T13">Выбираем его жмём </text:span><text:span text:style-name="T14">Publich</text:span></text:p>
      <text:p text:style-name="P3"><draw:frame draw:style-name="fr8" draw:name="Графический объект7" text:anchor-type="paragraph" svg:width="6.2602in" svg:height="5.5937in" draw:z-index="11"><draw:image xlink:href="Pictures/2000000700003E1E00003781AA8672A1.svm" xlink:type="simple" xlink:show="embed" xlink:actuate="onLoad"/></draw:frame><text:soft-page-break/><text:span text:style-name="T13">В появившемся окне выбираем ваш тип подписки. Жмём </text:span><text:span text:style-name="T14">Next.</text:span></text:p>
      <text:p text:style-name="P17"><text:soft-page-break/></text:p>
      <text:p text:style-name="P17"><draw:frame draw:style-name="fr7" draw:name="Графический объект8" text:anchor-type="paragraph" svg:width="6.9252in" svg:height="4.711in" draw:z-index="12"><draw:image xlink:href="Pictures/20000007000046CD0000302BDD0B9E37.svm" xlink:type="simple" xlink:show="embed" xlink:actuate="onLoad"/></draw:frame></text:p>
      <text:p text:style-name="P13">Выбираем расположение сервиса и задаём имя. </text:p>
      <text:p text:style-name="P3"><draw:frame draw:style-name="fr7" draw:name="Графический объект9" text:anchor-type="paragraph" svg:width="6.9252in" svg:height="4.7138in" draw:z-index="13"><draw:image xlink:href="Pictures/200000070000469800003010FBC80327.svm" xlink:type="simple" xlink:show="embed" xlink:actuate="onLoad"/></draw:frame><text:soft-page-break/></text:p>
      <text:p text:style-name="P3"><text:span text:style-name="T13">Выбираем </text:span><text:span text:style-name="T14">«Build configuration» </text:span><text:span text:style-name="T13">для развёртывания и </text:span><text:span text:style-name="T14">«Service configuration»</text:span><text:span text:style-name="T13"> жмём </text:span><text:span text:style-name="T14">Next.</text:span></text:p>
      <text:p text:style-name="P3"><text:span text:style-name="T13">И жмём </text:span><text:span text:style-name="T14">PUBLISH. </text:span><text:span text:style-name="T13">Появляется окошко прогресса развёртывания.</text:span></text:p>
      <text:p text:style-name="P17"/>
      <text:p text:style-name="P13"><draw:frame draw:style-name="fr9" draw:name="Графический объект10" text:anchor-type="paragraph" svg:width="6.9252in" svg:height="3.9016in" draw:z-index="14"><draw:image xlink:href="Pictures/2000000700004BC300002AB04D8BF257.svm" xlink:type="simple" xlink:show="embed" xlink:actuate="onLoad"/></draw:frame><text:soft-page-break/>Ждём окончания развёртывания.</text:p>
      <text:p text:style-name="P13"/>
      <text:p text:style-name="P13"><draw:frame draw:style-name="fr9" draw:name="Графический объект12" text:anchor-type="paragraph" svg:width="6.9252in" svg:height="2.1252in" draw:z-index="16"><draw:image xlink:href="Pictures/2000000700004B7400001728B1FECA2E.svm" xlink:type="simple" xlink:show="embed" xlink:actuate="onLoad"/></draw:frame></text:p>
      <text:p text:style-name="P13"/>
      <text:p text:style-name="P13">Смотрим на портале</text:p>
      <text:p text:style-name="P13"/>
      <text:p text:style-name="P13"><draw:frame draw:style-name="fr7" draw:name="Графический объект11" text:anchor-type="paragraph" svg:width="6.9252in" svg:height="4.7035in" draw:z-index="15"><draw:image xlink:href="Pictures/200000070000630400003FC6E2FCA119.svm" xlink:type="simple" xlink:show="embed" xlink:actuate="onLoad"/></draw:frame><text:soft-page-break/></text:p>
      <text:p text:style-name="P13">Сервис запушен.</text:p>
      <text:p text:style-name="P4"><text:span text:style-name="T15">Адрес сервиса в нашем случае получился «</text:span><text:span text:style-name="T13">samplexafsecurity.cloudapp.net</text:span><text:span text:style-name="T15">»</text:span></text:p>
      <text:p text:style-name="P13">Выставляем в XafWinClient.Win:</text:p>
      <text:p text:style-name="P3"><text:span text:style-name="T25">string</text:span><text:span text:style-name="T13"> connectionString = </text:span><text:span text:style-name="T22">"</text:span><text:a xlink:type="simple" xlink:href="http://samplexafsecurity.cloudapp.net/CustomWcfSecuredDataServer.svc">http://samplexafsecurity.cloudapp.net/CustomWcfSecuredDataServer.svc</text:a><text:span text:style-name="T22">"</text:span><text:span text:style-name="T13">;</text:span></text:p>
      <text:p text:style-name="P13">Всё можно запускать приложение.</text:p>
      <text:p text:style-name="P13"/>
      <text:p text:style-name="P20"><text:span text:style-name="T16">Теперь переходим к созданию </text:span><text:span text:style-name="T17">OData </text:span><text:span text:style-name="T16">сервиса который будет использовать этуже базу, и </text:span><text:span text:style-name="T17">XafSecurity.</text:span></text:p>
      <text:p text:style-name="P17"/>
      <text:p text:style-name="P2">Начнём с создания нескольких вспомогательных классов которые нам понадобятся в дальнейшем. Для этого создадим новый проект «<text:span text:style-name="T1">Class Library</text:span>».</text:p>
      <text:p text:style-name="P2"><text:span text:style-name="T7">ASPRequestValueManager</text:span><text:span text:style-name="T14">&lt;ValueType&gt; </text:span><text:span text:style-name="T13">предназначен для хранения объекта </text:span><text:span text:style-name="T14">Security </text:span><text:span text:style-name="T13">а контексте запроса.</text:span></text:p>
      <text:p text:style-name="P12"/>
      <text:p text:style-name="P6"><text:span text:style-name="T3">MyContext</text:span><text:span text:style-name="T18"> наследуемый от </text:span>XpoContext<text:span text:style-name="T18">. Тут мы перекрываем метод ShowLargePropertyAsNamedStream для получения стримов непосредственно в запросе </text:span><text:span text:style-name="T19">Entity, </text:span><text:span text:style-name="T18">а не в виде </text:span><text:span text:style-name="T19">Url. </text:span><text:span text:style-name="T18">Это написано только для данного примера. В конечном приложении стратегия получения данных типа </text:span><text:span text:style-name="T19">stream </text:span><text:span text:style-name="T18">может быть другой.</text:span></text:p>
      <text:p text:style-name="P12"/>
      <text:p text:style-name="P6"><text:span text:style-name="T3">DataServiceHelper</text:span><text:span text:style-name="T18"> класс предоставляет вспомогательные методы для. </text:span><text:soft-page-break/><text:span text:style-name="T18">инициализации </text:span><text:span text:style-name="T19">TypesInfo </text:span><text:span text:style-name="T18">и получения </text:span><text:span text:style-name="T3">IObjectSpaceProvider</text:span><text:span text:style-name="T18"> и </text:span><text:span text:style-name="T1">IObjectLayer</text:span><text:span text:style-name="T19">.</text:span></text:p>
      <text:p text:style-name="P12"/>
      <text:p text:style-name="P13">DataServiceBase наследуемый от XpoDataServiceV3. </text:p>
      <text:p text:style-name="P21">Данный класс используется в других примерах. В данном примере код из него может быть перенесён в наследника CustomAuthenticationDataService.</text:p>
      <text:p text:style-name="P13"/>
      <text:p text:style-name="P13"/>
      <text:p text:style-name="P18">Переходим к созданию сервиса.</text:p>
      <text:p text:style-name="P6"><text:span text:style-name="T18">Создаём пустой </text:span><text:span text:style-name="T19">Web </text:span><text:span text:style-name="T18">проект с названием «CustomAuthenticationService»</text:span></text:p>
      <text:p text:style-name="P6"><text:span text:style-name="T18">Создаём класс </text:span><text:span text:style-name="T3">CustomAuthenticationDataService</text:span><text:span text:style-name="T18"> наследуем его от </text:span><text:span text:style-name="T3">DataServiceBase</text:span><text:span text:style-name="T18">. Это и будет наш сервис.</text:span></text:p>
      <text:p text:style-name="P12"/>
      <text:p text:style-name="P6"><text:span text:style-name="T18">В данном классе добавляем несколько </text:span><text:span text:style-name="T19">ServiceOperation </text:span><text:span text:style-name="T18">методов. Они нам понадобятся для реализации </text:span><text:span text:style-name="T19">UISecurity </text:span><text:span text:style-name="T18">на клиенте. </text:span></text:p>
      <text:p text:style-name="P6"><text:span text:style-name="T18">Это </text:span><text:span text:style-name="T19">метод</text:span><text:span text:style-name="T18">ы</text:span><text:span text:style-name="T19">:</text:span></text:p>
      <text:p text:style-name="P12">IsGranted, CanReadMembers, IsUserAllowed. </text:p>
      <text:p text:style-name="P12"/>
      <text:p text:style-name="P9"><text:span text:style-name="T3">Класс </text:span><text:span text:style-name="T10">JSONPSupportInspector </text:span><text:span text:style-name="T3">нужен для поддержки </text:span><text:span text:style-name="T1">jsonp, </text:span><text:span text:style-name="T3">подробнее тут </text:span></text:p>
      <text:p text:style-name="P9"><text:a xlink:type="simple" xlink:href="http://archive.msdn.microsoft.com/DataServicesJSONP">http://archive.msdn.microsoft.com/DataServicesJSONP</text:a><text:span text:style-name="T3"> </text:span></text:p>
      <text:p text:style-name="P12"/>
      <text:p text:style-name="P9"><text:span text:style-name="T3">Добавляем в проект класс </text:span><text:span text:style-name="T10">Global</text:span></text:p>
      <text:p text:style-name="P16"><text:span text:style-name="T3">Тут мы будем реализовывать основную часть обработки запросов на сервис с подключением </text:span>XafSecurity.</text:p>
      <text:p text:style-name="P16"/>
      <text:p text:style-name="P9"><text:span text:style-name="T3">Обработку запросов и проверку </text:span><text:span text:style-name="T1">UserCredentials </text:span><text:span text:style-name="T3">производим в методе </text:span>Application_AuthenticateRequest. <text:span text:style-name="T3">В момент получения запроса создаётся новый интстанс </text:span><text:span text:style-name="T10">SecurityStrategyComplex</text:span><text:span text:style-name="T1">, </text:span><text:span text:style-name="T3">производится проверка <text:s/></text:span><text:span text:style-name="T1">UserCredentials </text:span><text:span text:style-name="T3">и в случае успеха запрос пропускается дальше. При получении <text:s/></text:span><text:span text:style-name="T10">AuthenticationException </text:span><text:span text:style-name="T3">выдаётся </text:span><text:span text:style-name="T20">"401 Unauthorized".</text:span></text:p>
      <text:p text:style-name="P13">В случае прохождения авторизации обработка запроса переходит в <text:span text:style-name="T1">Data </text:span>сервис, Создаётся инстанс объекта <text:span text:style-name="T5">CustomAuthenticationDataService </text:span>которомы в качестве <text:span text:style-name="T12">IObjectLayer</text:span><text:span text:style-name="T5"> </text:span>передаётся <text:span text:style-name="T5">SessionObjectLayer </text:span>созданный с использованием ксафофского <text:span text:style-name="T5">SecurityRuleProvider </text:span>который использует инстанс <text:span text:style-name="T5">SecurityStrategyComplex <text:s/></text:span>который был создан в процессе прохождения авторизации реквеста в методе Application_AuthenticateRequest в классе <text:span text:style-name="T5">Global</text:span></text:p>
      <text:p text:style-name="P7"/>
      <text:p text:style-name="P14">Все примеры кода можно посмотреть в проекте.</text:p>
      <text:p text:style-name="P14"/>
      <text:p text:style-name="P14">Теперь размешаем данный сервис в <text:span text:style-name="T1">Azure. </text:span>Все действия аналогичны тому как мы размешали <text:s/>ClientServer_Wcf_CustomAuth.Service.</text:p>
      <text:p text:style-name="P14">//xafsecuritysample</text:p>
      <text:p text:style-name="P14"/>
      <text:p text:style-name="P14"/>
      <text:p text:style-name="P14"/>
      <text:p text:style-name="P14"/>
      <text:p text:style-name="P19"><text:span text:style-name="T3">Рассмотрим </text:span><text:span text:style-name="T1">DXTreme </text:span><text:span text:style-name="T3">клиент.</text:span></text:p>
      <text:p text:style-name="P9"><text:soft-page-break/><text:span text:style-name="T3">Данное приложение использует соединение с только что нами созданным сервисом <text:s/></text:span><text:span text:style-name="T10">CustomAuthenticationDataService <text:s/></text:span><text:span text:style-name="T3">как для получение данных, так и для построения </text:span><text:span text:style-name="T1">UI </text:span><text:span text:style-name="T3">элементов оперируя данными о том что может делать данный пользователь.</text:span></text:p>
      <text:p text:style-name="P12"/>
      <text:p text:style-name="P9"><text:span text:style-name="T3">В примере имеется </text:span><text:span text:style-name="T1">3</text:span><text:span text:style-name="T3"> </text:span><text:span text:style-name="T1">View </text:span><text:span text:style-name="T3">отображающие данные с сервера</text:span><text:span text:style-name="T1"> </text:span><text:span text:style-name="T3">это:</text:span></text:p>
      <text:p text:style-name="P16"><text:span text:style-name="T3">1</text:span> LisView</text:p>
      <text:p text:style-name="P16"><text:span text:style-name="T3">2</text:span> DetailView</text:p>
      <text:p text:style-name="P16"><text:span text:style-name="T3">3</text:span> ContactEditView</text:p>
      <text:p text:style-name="P12">и <text:span text:style-name="T1">LogOn.</text:span></text:p>
      <text:p text:style-name="P16"/>
      <text:p text:style-name="P15">Мы не будемподробно рассматривать детали написания <text:span text:style-name="T1">DXTreme </text:span>приложений, а сразу рассмотрим несколько моментов имеюших непосредственное отношение во взаимодействии <text:span text:style-name="T1">Data </text:span>сурвиса с <text:span text:style-name="T1">DXTreme </text:span>клиентом.</text:p>
      <text:p text:style-name="P16"/>
      <text:p text:style-name="P9"><text:span text:style-name="T3">В форме <text:s/></text:span><text:span text:style-name="T1">LogOn </text:span><text:span text:style-name="T3">есть вспомогательный вызов сервисной операции </text:span>IsUserAllowed. <text:span text:style-name="T3">При любом запросе к сервису в запросе отсылается информация пользователя </text:span><text:span text:style-name="T1">UserName and <text:s/>Password. </text:span><text:span text:style-name="T3">Если сервер на запрос <text:s/>IsUserAllowed возврашает </text:span><text:span text:style-name="T1">true </text:span><text:span text:style-name="T3">значит данный юзер прошел аутентификацию. Любой другой результат (ошибка сервера, недоступность сервера, рассматриваются как обратное утверждение).</text:span></text:p>
      <text:p text:style-name="P12"/>
      <text:p text:style-name="P9"><text:span text:style-name="T3">В случае возвращения результата </text:span><text:span text:style-name="T1">«True» </text:span><text:span text:style-name="T3">функцией <text:s/>IsUserAllowed идёт перенаправление на </text:span><text:span text:style-name="T1">LisView. </text:span><text:span text:style-name="T3">При запросе данных с сервера в классе EntityStoreContext пред тем как будет отправлен запрос, к запросу добавляется UserName и Password. В случае возврата сервером ошибки 401(</text:span><text:span text:style-name="T20">Unauthorized</text:span><text:span text:style-name="T3">) происходит перенаправление на страницу <text:s/></text:span><text:span text:style-name="T1">LogOn.</text:span></text:p>
      <text:p text:style-name="P16"/>
      <text:p text:style-name="P16"><draw:frame draw:style-name="fr6" draw:name="graphics2" text:anchor-type="paragraph" svg:width="2.0217in" svg:height="3.928in" draw:z-index="20"><draw:image xlink:href="Pictures/200000070000140E000026F82773CA47.svm" xlink:type="simple" xlink:show="embed" xlink:actuate="onLoad"/></draw:frame></text:p>
      <text:p text:style-name="P16"><text:soft-page-break/></text:p>
      <text:p text:style-name="P9"><text:span text:style-name="T3">В форме </text:span><text:span text:style-name="T1">DetailView </text:span><text:span text:style-name="T3">есть 2 вспомогательных вызова сервисных функции, это </text:span><text:span text:style-name="T1">IsGranted </text:span><text:span text:style-name="T3">и CanReadMembers.</text:span></text:p>
      <text:p text:style-name="P12"/>
      <text:p text:style-name="P9"><text:span text:style-name="T3">Через метод <text:s/></text:span><text:span text:style-name="T1">IsGranted </text:span><text:span text:style-name="T3">запрашивают, если у пользователя права на редактирование данного объекта, и если есть то будет отображена кнопка </text:span><text:span text:style-name="T1">Edit. </text:span><text:span text:style-name="T3">Если нет, то будет показан переключатель «UI Level Security» его можно выставить в </text:span><text:span text:style-name="T1">OFF </text:span><text:span text:style-name="T3">тогда результат вызова метода <text:s/></text:span><text:span text:style-name="T1">IsGranted </text:span><text:span text:style-name="T3">будет проигнорирован и кнопка </text:span><text:span text:style-name="T1">Edit </text:span><text:span text:style-name="T3">будет отображена.</text:span></text:p>
      <text:p text:style-name="P12"><draw:frame draw:style-name="fr8" draw:name="Графический объект14" text:anchor-type="paragraph" svg:width="2.0839in" svg:height="3.9693in" draw:z-index="17"><draw:image xlink:href="Pictures/20000007000014AD000027620E8E8589.svm" xlink:type="simple" xlink:show="embed" xlink:actuate="onLoad"/></draw:frame></text:p>
      <text:p text:style-name="P12"/>
      <text:p text:style-name="P9"><text:span text:style-name="T3">При нажатии кнопки </text:span><text:span text:style-name="T1">Edit </text:span><text:span text:style-name="T3">мы переходим на </text:span><text:span text:style-name="T1">ContactEditView. </text:span><text:span text:style-name="T3">Тут мы можем изменить отображаемые данные и нажать клавишу </text:span><text:span text:style-name="T1">Save. </text:span><text:span text:style-name="T3">В случае если у текущего пользователя есть права на редактирование данного объекта, данные будут сохранены. В случае же если прав нет, а мы перешли сюда используя переключатель «UI Level Security» проигнорировав результат метода <text:s/></text:span><text:span text:style-name="T1">IsGranted, </text:span><text:span text:style-name="T3">при попытке сохранения мы получим ошибку сервера, так как у пользователя нет прав на данную операцию. В примере сообщение об ошибке не отображается.</text:span></text:p>
      <text:p text:style-name="P12"/>
      <text:p text:style-name="P12"><draw:frame draw:style-name="fr8" draw:name="Графический объект15" text:anchor-type="paragraph" svg:width="2.0728in" svg:height="3.9902in" draw:z-index="18"><draw:image xlink:href="Pictures/200000070000149200002797CE968B08.svm" xlink:type="simple" xlink:show="embed" xlink:actuate="onLoad"/></draw:frame><text:soft-page-break/></text:p>
      <text:p text:style-name="P12"/>
      <text:p text:style-name="P9"><text:span text:style-name="T3">Обработка ошибок на сервере и передача их на клиент, происходит в методе <text:s/></text:span><text:span text:style-name="T1">HandleException </text:span><text:span text:style-name="T3">класса DataServiceBase.</text:span></text:p>
      <text:p text:style-name="P12"/>
      <text:p text:style-name="P9"><text:span text:style-name="T24">protected</text:span> <text:span text:style-name="T24">override</text:span> <text:span text:style-name="T24">void</text:span> HandleException(<text:span text:style-name="T5">HandleExceptionArgs</text:span> args) {</text:p>
      <text:p text:style-name="P4"><text:span text:style-name="T13"><text:tab/></text:span><text:span text:style-name="T25">if</text:span><text:span text:style-name="T13">(args.Exception.GetType() == </text:span><text:span text:style-name="T25">typeof</text:span><text:span text:style-name="T13">(</text:span><text:span text:style-name="T6">ObjectLayerSecurityException</text:span><text:span text:style-name="T13">)) {</text:span></text:p>
      <text:p text:style-name="P4"><text:span text:style-name="T13"><text:tab/></text:span><text:span text:style-name="T27">//Forbidden</text:span></text:p>
      <text:p text:style-name="P4"><text:span text:style-name="T13"><text:tab/><text:tab/>args.Exception = </text:span><text:span text:style-name="T25">new</text:span><text:span text:style-name="T13"> </text:span><text:span text:style-name="T6">DataServiceException</text:span><text:span text:style-name="T13">(403, <text:tab/><text:tab/><text:tab/><text:tab/><text:tab/><text:tab/><text:tab/><text:tab/>args.Exception.Message);</text:span></text:p>
      <text:p text:style-name="P10"><text:tab/>}</text:p>
      <text:p text:style-name="P4"><text:span text:style-name="T13"><text:tab/></text:span><text:span text:style-name="T25">base</text:span><text:span text:style-name="T13">.HandleException(args);</text:span></text:p>
      <text:p text:style-name="P10">}</text:p>
      <text:p text:style-name="P10"/>
      <text:p text:style-name="P4"><text:span text:style-name="T15">Здесь мы видим что в случае возникновения исключения типа <text:s/></text:span><text:span text:style-name="T8">ObjectLayerSecurityException <text:s/></text:span><text:span text:style-name="T15">оно перехватывается и в замен создаётся <text:s/></text:span><text:span text:style-name="T8">DataServiceException. </text:span><text:span text:style-name="T15">Это необходимо для того чтоб клиент получил внятный код ошибки. </text:span><text:span text:style-name="T28"> </text:span><text:span text:style-name="T29">There are mainly three exceptions: DataServiceClientException for client operations (updates/inserts), DataServiceQueryException for querying via LINQ and DataServiceRequestException for requesting via URI.</text:span></text:p>
      <text:p text:style-name="P4"><text:span text:style-name="T30">Любое другое исключение будет передано на клиент как «</text:span><text:span text:style-name="T32">Internal Server Error</text:span><text:span text:style-name="T30">» с кодом ошибки 501, что явно недостаточно в некоторых случаях :)</text:span></text:p>
      <text:p text:style-name="P3"><text:span text:style-name="T29">Пример обработки <text:s/>DataServiceClientException в </text:span><text:span text:style-name="T31">C# .Net </text:span><text:span text:style-name="T29">клиенте можно посмотреть в проекте AzureConsoleCli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 Semibold" svg:font-family="'Segoe UI Semibold'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6:23:04.67</meta:creation-date>
    <dc:date>2012-11-12T15:40:16.76</dc:date>
    <meta:editing-duration>PT15H4M58S</meta:editing-duration>
    <meta:editing-cycles>123</meta:editing-cycles>
    <meta:generator>OpenOffice.org/3.4.1$Win32 OpenOffice.org_project/341m1$Build-9593</meta:generator>
    <meta:document-statistic meta:table-count="0" meta:image-count="16" meta:object-count="0" meta:page-count="16" meta:paragraph-count="116" meta:word-count="1312" meta:character-count="11484"/>
  </office:meta>
</office:document-meta>
</file>